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officeooo:rsid="01ea1a6c" officeooo:paragraph-rsid="01ea1a6c" style:font-size-asian="11pt" style:font-weight-asian="normal" style:font-size-complex="11pt" style:font-weight-complex="normal"/>
    </style:style>
    <style:style style:name="P2" style:family="paragraph" style:parent-style-name="Standard">
      <style:paragraph-properties fo:text-align="start" style:justify-single-word="false"/>
      <style:text-properties fo:font-size="11pt" fo:font-weight="normal" officeooo:rsid="01ea1a6c" officeooo:paragraph-rsid="01784507"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1ea1a6c" officeooo:paragraph-rsid="021b8eaa"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2583c64" officeooo:paragraph-rsid="02583c64"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fo:font-size="11pt" fo:font-weight="bold" officeooo:paragraph-rsid="01784507"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1ea1a6c" officeooo:paragraph-rsid="01ea1a6c"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1ea1a6c" officeooo:paragraph-rsid="021b8eaa"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bold" officeooo:rsid="02583c64" officeooo:paragraph-rsid="02583c64"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size="11pt" fo:font-weight="normal" officeooo:rsid="01ea1a6c" officeooo:paragraph-rsid="01ea1a6c"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1ea1a6c" officeooo:paragraph-rsid="027d264e"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1ea1a6c" officeooo:paragraph-rsid="0293ba10"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17636f6" officeooo:paragraph-rsid="01abb61c"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17636f6" officeooo:paragraph-rsid="02ca055d"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bold" officeooo:rsid="01ea1a6c" officeooo:paragraph-rsid="01ea1a6c" style:font-size-asian="11pt" style:font-weight-asian="bold" style:font-size-complex="11pt" style:font-weight-complex="bold"/>
    </style:style>
    <style:style style:name="P15" style:family="paragraph" style:parent-style-name="Standard">
      <style:paragraph-properties fo:text-align="start" style:justify-single-word="false"/>
      <style:text-properties fo:font-size="11pt" fo:font-weight="bold" officeooo:rsid="017636f6" officeooo:paragraph-rsid="01abb61c" style:font-size-asian="11pt" style:font-weight-asian="bold" style:font-size-complex="11pt"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style="italic" fo:background-color="#fff200" loext:char-shading-value="0" style:font-style-asian="italic" style:font-style-complex="italic"/>
    </style:style>
    <style:style style:name="T6" style:family="text">
      <style:text-properties officeooo:rsid="025a3c1d"/>
    </style:style>
    <style:style style:name="T7" style:family="text">
      <style:text-properties officeooo:rsid="025b9b38"/>
    </style:style>
    <style:style style:name="T8" style:family="text">
      <style:text-properties officeooo:rsid="025cc8ea"/>
    </style:style>
    <style:style style:name="T9" style:family="text">
      <style:text-properties officeooo:rsid="026ab138"/>
    </style:style>
    <style:style style:name="T10" style:family="text">
      <style:text-properties fo:font-weight="bold" fo:background-color="#fff200" loext:char-shading-value="0" style:font-weight-asian="bold" style:font-weight-complex="bold"/>
    </style:style>
    <style:style style:name="T11" style:family="text">
      <style:text-properties officeooo:rsid="0282059c"/>
    </style:style>
    <style:style style:name="T12" style:family="text">
      <style:text-properties officeooo:rsid="0283f6de"/>
    </style:style>
    <style:style style:name="T13" style:family="text">
      <style:text-properties officeooo:rsid="02a67aa1"/>
    </style:style>
    <style:style style:name="T14" style:family="text">
      <style:text-properties officeooo:rsid="02ac10dc"/>
    </style:style>
    <style:style style:name="T15" style:family="text">
      <style:text-properties officeooo:rsid="02b3de9b"/>
    </style:style>
    <style:style style:name="T16" style:family="text">
      <style:text-properties officeooo:rsid="02b9c1b7"/>
    </style:style>
    <style:style style:name="T17" style:family="text">
      <style:text-properties officeooo:rsid="02ba613a"/>
    </style:style>
    <style:style style:name="T18" style:family="text">
      <style:text-properties officeooo:rsid="02c3b4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BJECTS AND CLASSES</text:p>
      <text:p text:style-name="P2">• Procedural and object-oriented programming</text:p>
      <text:p text:style-name="P2">• The concept of classes</text:p>
      <text:p text:style-name="P2">• How to define and implement a class</text:p>
      <text:p text:style-name="P2">• Public and private class access</text:p>
      <text:p text:style-name="P2">• Class data members</text:p>
      <text:p text:style-name="P2">• Class methods (also called class function members)</text:p>
      <text:p text:style-name="P2">• Creating and using class objects</text:p>
      <text:p text:style-name="P2">• Class constructors and destructors</text:p>
      <text:p text:style-name="P2">• const member functions</text:p>
      <text:p text:style-name="P2">• The this pointer</text:p>
      <text:p text:style-name="P2">• Creating arrays of objects</text:p>
      <text:p text:style-name="P2">• Class scope</text:p>
      <text:p text:style-name="P2">• Abstract data types</text:p>
      <text:p text:style-name="P2"/>
      <text:p text:style-name="P4">Object-oriented programming is a <text:span text:style-name="T1">particular conceptual approach</text:span> to designing programs and C++ has enhanced C with features that ease the way to applying that approach. The following are the most important OOP features:</text:p>
      <text:p text:style-name="P4"/>
      <text:p text:style-name="P4">• Abstraction</text:p>
      <text:p text:style-name="P4">• Encapsulation and data hiding</text:p>
      <text:p text:style-name="P4">• Polymorphism</text:p>
      <text:p text:style-name="P4">• Inheritance</text:p>
      <text:p text:style-name="P4">• Reusability of code</text:p>
      <text:p text:style-name="P4"/>
      <text:p text:style-name="P4">Also, this chapter acquaints you with constructors and destructors, which are special member functions for creating and disposing of objects that <text:span text:style-name="T6">belong to a class.</text:span></text:p>
      <text:p text:style-name="P4"/>
      <text:p text:style-name="P8">Procedural and Object-Oriented Programming</text:p>
      <text:p text:style-name="P4"><text:span text:style-name="T7">W</text:span>ith a procedural approach, you first <text:span text:style-name="T1">concentrate on the procedures</text:span> you will follow and then think about how to represent the data.</text:p>
      <text:p text:style-name="P4"/>
      <text:p text:style-name="P4">Now let’s see how your perspective changes when you don your OOP hat (in an attractive polymorphic design). You begin by thinking about the data. Furthermore, you think about the data not only in terms of how to represent it but in terms of how it’s to be used:</text:p>
      <text:p text:style-name="P4"/>
      <text:p text:style-name="P4"><text:span text:style-name="T8">W</text:span>ith an OOP approach, you <text:span text:style-name="T1">concentrate on the object as the user perceives i</text:span>t, thinking about the data you need to describe the object <text:span text:style-name="T5">and the operations that will describe the user’s interaction with the data</text:span>. After you develop a description of that interface, you move on to decide how to implement the interface and data storage. Finally, you put together a program to use your new design.</text:p>
      <text:p text:style-name="P4"/>
      <text:p text:style-name="P8">Abstraction and Classes</text:p>
      <text:p text:style-name="P4">Life is full of complexities, and one way we cope with complexity is to <text:span text:style-name="T4">frame simplifying abstractions</text:span>. You are a collection of more than an octillion atoms. Some students of the mind would say that your mind is a collection of semiautonomous agents. But it’s much simpler to think of yourself as a single entity.</text:p>
      <text:p text:style-name="P4"/>
      <text:p text:style-name="P4">In computing, <text:span text:style-name="T1">abstraction is the crucial step of representing information in terms of its interface </text:span>with the user. That is, you <text:span text:style-name="T5">abstract the essential operational features</text:span> of a problem and express a solution in those terms. From abstraction, it is a short step to the user-defined type, which in C++ is a class design that</text:p>
      <text:p text:style-name="P4">implements the abstract interface.</text:p>
      <text:p text:style-name="P3"/>
      <text:p text:style-name="P7">What Is a Type?</text:p>
      <text:p text:style-name="P3">At first, you tend to think of a data type in terms of its appearance—how it is stored in memory. A char , for example, is 1 byte of memory, and a double is often 8 bytes of memory. But a little reflection leads you to conclude that a data type is also defined in terms of the operations that can be performed on it. For example, the int type can use all the arithmetic operations. You can add, subtract, multiply, and divide integers. You can also use the modulus operator ( % ) with them.</text:p>
      <text:p text:style-name="P3"><text:soft-page-break/>On the other hand, consider pointers. A pointer might very well require the same amount of memory as an int . It might even be represented internally as an integer. But a pointer doesn’t allow the same operations that an integer does. You can’t, for example, multiply two pointers by each other. The concept makes no sense, so C++ doesn’t implement it. Thus, when you declare a variable as an int or as a pointer-to- float , you’re not just allocating memory—you are also establishing which operations can be performed with the variable. In short, specifying a basic type does three things:</text:p>
      <text:p text:style-name="P3"/>
      <text:p text:style-name="P3">• It determines how much <text:span text:style-name="T1">memory</text:span> is needed for a data object.</text:p>
      <text:p text:style-name="P3">• It determines how the <text:span text:style-name="T1">bits in memory are interpreted</text:span>. (A long and a float might use the same number of bits in memory, but they are translated into numeric values differently.)</text:p>
      <text:p text:style-name="P3">• It determines what <text:span text:style-name="T1">operations</text:span>, or methods, can be performed using the data object.</text:p>
      <text:p text:style-name="P3"/>
      <text:p text:style-name="P3">For built-in types, the information about operations is built in to the compiler. But when you define a user-defined type in C++, you have to provide the same kind of information yourself. In exchange for this extra work, you gain the power and flexibility to custom fit new data types to match real-world requirements.</text:p>
      <text:p text:style-name="P3"/>
      <text:p text:style-name="P7">Classes in C++</text:p>
      <text:p text:style-name="P3">A class is a C++ vehicle for translating an abstraction to a user-defined type. It combines data representation and methods for manipulating that data into one neat package. Generally, a class specification has two parts:</text:p>
      <text:p text:style-name="P3"/>
      <text:p text:style-name="P3">• A <text:span text:style-name="T3">class declaration</text:span>, which describes the data component, in terms of data members, and</text:p>
      <text:p text:style-name="P3">the public interface, in terms of member functions, termed <text:span text:style-name="T3">methods</text:span></text:p>
      <text:p text:style-name="P3">• The <text:span text:style-name="T3">class method definitions</text:span>, which describe how certain class member functions are</text:p>
      <text:p text:style-name="P3">implemented</text:p>
      <text:p text:style-name="P3"/>
      <text:p text:style-name="P3">Roughly speaking, the class declaration provides a <text:span text:style-name="T1">class overview</text:span>, whereas the method definitions supply the <text:span text:style-name="T1">details</text:span>.</text:p>
      <text:p text:style-name="P3"/>
      <text:p text:style-name="P3"/>
      <text:p text:style-name="P7">What Is an Interface?</text:p>
      <text:p text:style-name="P3">An interface is a <text:span text:style-name="T1">shared framework</text:span> for interactions between two systems. For classes, we speak of the public interface. In this case, the public is the program using the class, the interacting system consists of the class objects, and the interface consists of the methods provided by whoever wrote the class. The interface enables you, the programmer, to write code that interacts with class objects, and thus it enables the program to use the class objects. <text:span text:style-name="T9">T</text:span>o use a class, you need to know its public interface; to write a class, you need to create its</text:p>
      <text:p text:style-name="P3">public interface. The binding of data and methods into a single unit is the most striking feature of the class.</text:p>
      <text:p text:style-name="P3"/>
      <text:p text:style-name="P3">Also new are the keywords private and public . These labels describe <text:span text:style-name="T3">access control</text:span> for class members. Any program that uses an object of a particular class can access the public portions directly. A program can access the private members of an object only by using the public member functions. This insulation of data from direct access by a program is called <text:span text:style-name="T3">data hiding</text:span>.</text:p>
      <text:p text:style-name="P3"/>
      <text:p text:style-name="P3">A <text:span text:style-name="T1">class design </text:span>attempts to separate the <text:span text:style-name="T1">public interface</text:span> from the <text:span text:style-name="T1">specifics of the implementation</text:span>. The public interface represents the <text:span text:style-name="T1">abstraction component of the design</text:span>. Gathering the implementation details together and separating them from the abstraction is called <text:span text:style-name="T3">encapsulation</text:span>. Data hiding (putting data into the private section of a class) is an instance of encapsulation, and so is hiding functional details of an implementation in the private section. Another example of encapsulation is the usual practice of placing class function definitions in a separate file from the class declaration. Note that data hiding not only prevents you from accessing data directly, but it also absolves you (in the roll as a user of the class) from needing to know how the data is represented.</text:p>
      <text:p text:style-name="P3"/>
      <text:p text:style-name="P7">Member Access Control: Public or Private?</text:p>
      <text:p text:style-name="P3">You can declare class members, whether they are data items or member functions, either in the public or the private section of a class. But because one of the main precepts of OOP is to hide the data, data items normally go into the private section. The member functions that constitute the class interface go into the public section; otherwise, you can’t call those functions from a program.</text:p>
      <text:p text:style-name="P3"/>
      <text:p text:style-name="P7"><text:soft-page-break/>Classes and Structures</text:p>
      <text:p text:style-name="P3">Class descriptions look much like structure declarations with the addition of member functions and the public and private visibility labels. In fact, C++ extends to structures the same features classes have. The only difference is that the default access type for a structure is public , whereas the default type for a class is private . C++ programmers commonly use classes to implement class descriptions while restricting structures to representing pure data objects or, occasionally, classes with no private components.</text:p>
      <text:p text:style-name="P3"/>
      <text:p text:style-name="P7">Implementing Class Member Functions</text:p>
      <text:p text:style-name="P3">You still have to create the second part of the class specification: providing code for those member functions represented by a prototype in the class declaration.</text:p>
      <text:p text:style-name="P3"/>
      <text:p text:style-name="P3">• When you define a member function, you use the scope-resolution operator ( :: ) to identify the class to which the function belongs.</text:p>
      <text:p text:style-name="P1">• Class methods can access the private components of the class.</text:p>
      <text:p text:style-name="P1"/>
      <text:p text:style-name="P1">Thus, the scope-resolution operator resolves the <text:span text:style-name="T1">identity</text:span> of the class to which a method definition applies. We say that the identifier update() has <text:span text:style-name="T1">class scope</text:span>. One way of looking at method names is that the complete name of a class method includes the class name. Stock::update() is called the <text:span text:style-name="T3">qualified name</text:span> of the function. A simple update() , on the other hand, is an abbreviation (the <text:span text:style-name="T3">unqualified name</text:span>) for the full name—one that can be used just in class scope.</text:p>
      <text:p text:style-name="P1"/>
      <text:p text:style-name="P6">Inline Methods</text:p>
      <text:p text:style-name="P1">Any function with a definition in the class declaration automatically becomes an inline function. Class declarations often use inline functions for short member functions. You can, if you like, define a member function outside the class declaration and still make it inline. To do so, you just use the inline qualifier when you define the function in the class implementation section:</text:p>
      <text:p text:style-name="P1"/>
      <text:p text:style-name="P1">class Stock</text:p>
      <text:p text:style-name="P1">{</text:p>
      <text:p text:style-name="P1"><text:tab/>private:</text:p>
      <text:p text:style-name="P1"><text:tab/>...</text:p>
      <text:p text:style-name="P10"><text:tab/><text:tab/>void set_tot(); <text:s text:c="2"/>// definition kept separate</text:p>
      <text:p text:style-name="P1"><text:tab/>public:</text:p>
      <text:p text:style-name="P1"><text:tab/>...</text:p>
      <text:p text:style-name="P1">};</text:p>
      <text:p text:style-name="P1"/>
      <text:p text:style-name="P1"><text:span text:style-name="T4">inline</text:span> void Stock::set_tot() // use inline in definition</text:p>
      <text:p text:style-name="P1">{</text:p>
      <text:p text:style-name="P1"><text:tab/>total_val = shares * share_val;</text:p>
      <text:p text:style-name="P1">}</text:p>
      <text:p text:style-name="P1"/>
      <text:p text:style-name="P1">The special rules for inline functions require that they be defined in each file in which they are used. The easiest way to make sure that inline definitions are available to all files in a multifile program is to include the inline definition in the same header file in which the corresponding class is defined. (Some development systems may have smart linkers that allow the inline definitions to go into a separate implementation file.)</text:p>
      <text:p text:style-name="P1"/>
      <text:p text:style-name="P6">Which Object Does a Method Use?</text:p>
      <text:p text:style-name="P1">When you call a member function, it uses the data members of the particular object used to invoke</text:p>
      <text:p text:style-name="P1">the member function. Each new object you create contains storage for its own internal variables, the class members. But all objects of the same class share the same set of class methods, with just one copy of each</text:p>
      <text:p text:style-name="P1">method. <text:span text:style-name="T11">(see pg 481)</text:span></text:p>
      <text:p text:style-name="P1"/>
      <text:p text:style-name="P6">Using Classes</text:p>
      <text:p text:style-name="P1">The C++ goal is to make using classes as similar as possible to using the basic, built-in types, such as int and char . You can create a class object by declaring a class variable or using new to allocate an object of a class type. <text:span text:style-name="T12">You can pass objects as arguments, return them as function return values, and assign one object to</text:span></text:p>
      <text:p text:style-name="P1">another.</text:p>
      <text:p text:style-name="P1"><text:soft-page-break/>The program in Listing 10.3 uses three formatting commands:</text:p>
      <text:p text:style-name="P1"/>
      <text:p text:style-name="P1">cout.setf(ios_base::fixed); <text:tab/><text:tab/>// use fixed decimal point format</text:p>
      <text:p text:style-name="P1">cout.precision(2); <text:s text:c="33"/>// two places to right of decimal</text:p>
      <text:p text:style-name="P1">cout.setf(ios_base::showpoint); <text:s text:c="14"/>// show trailing zeros</text:p>
      <text:p text:style-name="P1"/>
      <text:p text:style-name="P1">It also has this using declaration:</text:p>
      <text:p text:style-name="P1"/>
      <text:p text:style-name="P1"><text:span text:style-name="T4">using</text:span> std::ios_base;</text:p>
      <text:p text:style-name="P1"/>
      <text:p text:style-name="P1">This is a case of nested namespaces. The fixed and showpoint identifiers are part of the ios_base namespace, and the ios_base namespace is part of the std namespace. The net effect of the formatting statements is to display two digits to the right of the decimal, including trailing zeros.</text:p>
      <text:p text:style-name="P1"/>
      <text:p text:style-name="P6">The Client/Server Model</text:p>
      <text:p text:style-name="P1">OOP programmers often discuss program design in terms of a client/server model. In this conceptualization, the client is a program that uses the class. The class declaration, including the class methods, constitute the server, which is a resource that is available to the programs that need it. The client uses the server through the publicly defined interface only.</text:p>
      <text:p text:style-name="P1"/>
      <text:p text:style-name="P1">To create an object, which is a particular example of a class, you use the class name as if it</text:p>
      <text:p text:style-name="P1">were a type name:</text:p>
      <text:p text:style-name="P1"/>
      <text:p text:style-name="P1">Bozo bozetta;</text:p>
      <text:p text:style-name="P1"/>
      <text:p text:style-name="P1">This works because a class is a user-defined type.</text:p>
      <text:p text:style-name="P1"/>
      <text:p text:style-name="P6">Class Constructors and Destructors</text:p>
      <text:p text:style-name="P1">One of C++’s aims is to make using class objects similar to using standard types. However, the code provided so far in this chapter doesn’t let you initialize a Stock object the way you can an ordinary int or struct . That is, the usual initialization syntax doesn’t carry over for the Stock type:</text:p>
      <text:p text:style-name="P1"/>
      <text:p text:style-name="P1">int year = 2001;<text:tab/><text:tab/><text:tab/>// valid initialization</text:p>
      <text:p text:style-name="P1">struct <text:span text:style-name="T4">thing</text:span></text:p>
      <text:p text:style-name="P1">{</text:p>
      <text:p text:style-name="P1"><text:tab/>char * pn;</text:p>
      <text:p text:style-name="P1"><text:tab/>int m;</text:p>
      <text:p text:style-name="P1">};</text:p>
      <text:p text:style-name="P1"/>
      <text:p text:style-name="P1"><text:span text:style-name="T4">thing</text:span> amabob = {“wodget”, -23}; <text:s text:c="2"/>// valid initialization</text:p>
      <text:p text:style-name="P1">Stock hot = {“Sukie’s Autos, Inc.”, 200, 50.25}; <text:s text:c="7"/>// NO! compile error</text:p>
      <text:p text:style-name="P1"/>
      <text:p text:style-name="P1">The reason you can’t initialize a Stock object this way is because the data parts have private access status, which means a program cannot access the data members directly. As you’ve seen, the only way a program can access the data members is through a member function. Therefore, you need to devise an appropriate member function if you’re to succeed in initializing an object. (You could initialize a class object as just shown if you made the data members public instead of private, but making the data public goes against one of the main justifications for using classes: data hiding.)</text:p>
      <text:p text:style-name="P1"/>
      <text:p text:style-name="P1">In general, it’s best that all objects be initialized when they are created. For example, consider the following code:</text:p>
      <text:p text:style-name="P1"/>
      <text:p text:style-name="P1">Stock gift;</text:p>
      <text:p text:style-name="P1">gift.buy(10, 24.75);</text:p>
      <text:p text:style-name="P1"/>
      <text:p text:style-name="P1">With the current implementation of the Stock class, the gift object has no value for the company member. The class design assumes that the user calls acquire() before calling any other member functions, but there is <text:soft-page-break/>no way to enforce that assumption. One way around this difficulty is to have objects initialized automatically when they are created. To accomplish this, C++ provides for special member functions, called class constructors, especially for constructing new objects and assigning values to their data members. More precisely, C++ provides a name for these member functions and a syntax for using them, and you provide the method definition. The name is the same as the class name. For example, a possible constructor for the</text:p>
      <text:p text:style-name="P1">Stock class is a member function called Stock() . The constructor prototype and header have an interesting property: Although the constructor has no return value, it’s not declared type void . In fact, a constructor has no declared type.</text:p>
      <text:p text:style-name="P1"/>
      <text:p text:style-name="P6">Declaring and Defining Constructors</text:p>
      <text:p text:style-name="P1">Now you need to build a Stock constructor. Because a Stock object has three values to be provided from the outside world, you should give the constructor three arguments. (The fourth value, the total_val member, is calculated from shares and share_val , so you don’t have to provide it to the constructor.) Possibly, you may want to provide just the company member value and set the other values to zero; you can do this by using default arguments</text:p>
      <text:p text:style-name="P1"/>
      <text:p text:style-name="P6">Caution</text:p>
      <text:p text:style-name="P1">Often those new to constructors try to use the class member names as arguments to the construc-</text:p>
      <text:p text:style-name="P1">tor, as in this example:</text:p>
      <text:p text:style-name="P1"/>
      <text:p text:style-name="P1">// NO!</text:p>
      <text:p text:style-name="P1">Stock::Stock(const char * company, int shares, double share_val)</text:p>
      <text:p text:style-name="P1">{</text:p>
      <text:p text:style-name="P1"><text:tab/>...</text:p>
      <text:p text:style-name="P1">}</text:p>
      <text:p text:style-name="P6"/>
      <text:p text:style-name="P11">This is wrong. The constructor arguments don’t represent the class members; they represent values that are assigned to the class members. Thus, they must have distinct names, or you end up with confusing code like this:</text:p>
      <text:p text:style-name="P11"/>
      <text:p text:style-name="P1">shares = shares;</text:p>
      <text:p text:style-name="P1"/>
      <text:p text:style-name="P1">One common coding practice to help avoid such confusion is to use an m_ prefix to identify data</text:p>
      <text:p text:style-name="P1">member names:</text:p>
      <text:p text:style-name="P1"/>
      <text:p text:style-name="P6">Using Constructors</text:p>
      <text:p text:style-name="P1">C++ provides two ways to initialize an object by using a constructor. The first is to call the constructor explicitly:</text:p>
      <text:p text:style-name="P1"/>
      <text:p text:style-name="P1"><text:span text:style-name="T4">Stock</text:span> food = <text:span text:style-name="T4">Stock</text:span>(“World Cabbage”, 250, 1.25);</text:p>
      <text:p text:style-name="P6"/>
      <text:p text:style-name="P1">This sets the company member of the food object to the string “World Cabbage” , the shares member to 250 , and so on.</text:p>
      <text:p text:style-name="P1"/>
      <text:p text:style-name="P1">The second way is to call the constructor implicitly:</text:p>
      <text:p text:style-name="P1"/>
      <text:p text:style-name="P1"><text:span text:style-name="T4">Stock</text:span> garment(“Furry Mason”, 50, 2.5);</text:p>
      <text:p text:style-name="P1"/>
      <text:p text:style-name="P1">This more compact form is equivalent to the following explicit call:</text:p>
      <text:p text:style-name="P1"/>
      <text:p text:style-name="P1">Stock garment = Stock(“Furry Mason”, 50, 2.5));</text:p>
      <text:p text:style-name="P1"/>
      <text:p text:style-name="P1">C++ uses a class constructor whenever you create an object of that class, even when you use <text:span text:style-name="T4">new</text:span> for dynamic memory allocation. Here’s how to use the constructor with new :</text:p>
      <text:p text:style-name="P1"/>
      <text:p text:style-name="P1">Stock *pstock = <text:span text:style-name="T4">new</text:span> Stock(“Electroshock Games”, 18, 19.0);</text:p>
      <text:p text:style-name="P12"/>
      <text:p text:style-name="P12"><text:soft-page-break/>This statement creates a Stock object, initializes it to the values provided by the arguments, and assigns the address of the object to the pstock pointer. In this case, the object doesn’t have a name, but you can use the pointer to manage the object.</text:p>
      <text:p text:style-name="P12"/>
      <text:p text:style-name="P12">Constructors are used differently from the other class methods. Normally, you use an object to invoke a method:</text:p>
      <text:p text:style-name="P12"/>
      <text:p text:style-name="P12">stock1.show(); <text:s text:c="3"/>// stock1 object invokes show() method</text:p>
      <text:p text:style-name="P12"/>
      <text:p text:style-name="P12">However, you can’t use an object to invoke a constructor because until the constructor finishes its work of making the object, there is no object. Rather than being invoked by an object, the constructor is used to create the object.</text:p>
      <text:p text:style-name="P12"/>
      <text:p text:style-name="P15">Default Constructors</text:p>
      <text:p text:style-name="P12">A default constructor is a constructor that is used to create an object when you don’t provide explicit initialization values. That is, it’s a constructor that is used for declarations like this:</text:p>
      <text:p text:style-name="P12"/>
      <text:p text:style-name="P12">Stock stock1; <text:s text:c="4"/>// uses the default constructor</text:p>
      <text:p text:style-name="P12"/>
      <text:p text:style-name="P12">Hey, Listing 10.3 already did that! The reason this statement works is that if you fail to provide any constructors, C++ automatically supplies a default constructor. It’s an implicit version of a default constructor, and it does nothing. For the Stock class, the default constructor would look like this:</text:p>
      <text:p text:style-name="P12"/>
      <text:p text:style-name="P12">Stock::Stock() { }</text:p>
      <text:p text:style-name="P12"/>
      <text:p text:style-name="P12">The net result is that the stock1 object is created with its members uninitialized, just as int x; creates x without providing a value for x . The fact that the default constructor has no arguments reflects the fact that no values appear in the declaration. A curious fact about default constructors is that the compiler provides one only if you don’t define any constructors. After you define any constructor for a class, the responsibility for providing a default constructor for that class passes from the compiler to you. If you provide a nondefault constructor, such as Stock(const char * co, int n, double pr) , and don’t provide your own version of a default constructor, then a declaration like</text:p>
      <text:p text:style-name="P12"/>
      <text:p text:style-name="P12">Stock stock1; <text:s text:c="2"/>// not possible with current constructor</text:p>
      <text:p text:style-name="P12"/>
      <text:p text:style-name="P12">becomes an error. The reason for this behavior is that you might want to make it impossible to create uninitialized objects. If, however, you wish to create objects without explicit initialization, you must define your own default constructor. This is a constructor that takes no arguments. You can define a default constructor two ways. One is to provide default values for all the arguments to the existing constructor:</text:p>
      <text:p text:style-name="P12"/>
      <text:p text:style-name="P12">Stock(const char * co = “Error”, int n = 0, double pr = 0.0);</text:p>
      <text:p text:style-name="P12"/>
      <text:p text:style-name="P12">The second is to use function overloading to define a second constructor, one that has no arguments:</text:p>
      <text:p text:style-name="P12"/>
      <text:p text:style-name="P12">Stock();</text:p>
      <text:p text:style-name="P12"/>
      <text:p text:style-name="P12">You can have only one default constructor, so be sure that you don’t do both.</text:p>
      <text:p text:style-name="P12"/>
      <text:p text:style-name="P12">Actually, you should usually initialize objects in order to ensure that all members begin with known, reasonable values. Thus, a default constructor typically provides implicit initialization for all member values. For example, this is how you might define one for the Stock class:</text:p>
      <text:p text:style-name="P12"/>
      <text:p text:style-name="P12">Stock::Stock() <text:s/>// default constructor</text:p>
      <text:p text:style-name="P12">{</text:p>
      <text:p text:style-name="P12"><text:tab/>std::strcpy(company, “no name”);</text:p>
      <text:p text:style-name="P12"><text:tab/>shares = 0;</text:p>
      <text:p text:style-name="P12"><text:tab/>share_val = 0.0;</text:p>
      <text:p text:style-name="P12"><text:soft-page-break/><text:tab/>total_val = 0.0;</text:p>
      <text:p text:style-name="P12">}</text:p>
      <text:p text:style-name="P12"/>
      <text:p text:style-name="P12">After you’ve used either method (no arguments or default values for all arguments) to create the default constructor, you can declare object variables without initializing them explicitly:</text:p>
      <text:p text:style-name="P12"/>
      <text:p text:style-name="P12">Stock first; <text:s text:c="10"/>// calls default constructor implicitly</text:p>
      <text:p text:style-name="P12">Stock first = Stock(); <text:s text:c="10"/>// calls it explicitly</text:p>
      <text:p text:style-name="P12">Stock *prelief = new Stock; // calls it implicitly</text:p>
      <text:p text:style-name="P12"/>
      <text:p text:style-name="P15">Destructors</text:p>
      <text:p text:style-name="P12">When you use a constructor to create an object, the program undertakes the responsibility of tracking that object until it expires. At that time, the program automatically calls a special member function bearing the formidable title destructor. The destructor should clean up any debris, so it actually serves a useful purpose. For example, if your constructor uses new to allocate memory, the destructor should use delete to free that memory. The Stock constructor doesn’t do anything fancy like using new , so the Stock class destructor doesn’t really have any tasks to perform. In such a case, you can simply let the compiler generate an implicit, do-nothing destructor.</text:p>
      <text:p text:style-name="P12"/>
      <text:p text:style-name="P12">Like a constructor, a destructor has a special name: It is formed from the class name preceded by a tilde ( ~ ). Thus, the destructor for the Stock class is called ~Stock() . Also, like a constructor, a destructor can have no return value and has no declared type. Unlike a constructor, a destructor must have no arguments. Thus, the prototype for a Stock destructor must be this:</text:p>
      <text:p text:style-name="P12"/>
      <text:p text:style-name="P12">~Stock();</text:p>
      <text:p text:style-name="P12"/>
      <text:p text:style-name="P12">Because a Stock destructor has no vital duties, you can code it as a do-nothing function:</text:p>
      <text:p text:style-name="P12">Stock::~Stock()</text:p>
      <text:p text:style-name="P12">{</text:p>
      <text:p text:style-name="P12">}</text:p>
      <text:p text:style-name="P12"/>
      <text:p text:style-name="P12">However, just so that you can see when the destructor is called, you can code it this way:</text:p>
      <text:p text:style-name="P12"/>
      <text:p text:style-name="P12">Stock::~Stock()<text:tab/><text:tab/>// class destructor</text:p>
      <text:p text:style-name="P12">{</text:p>
      <text:p text:style-name="P12"><text:tab/>cout &lt;&lt; “Bye, “ &lt;&lt; company &lt;&lt; “!\n”;</text:p>
      <text:p text:style-name="P12">}</text:p>
      <text:p text:style-name="P12"/>
      <text:p text:style-name="P12">When should a destructor be called? The compiler handles this decision; normally your code shouldn’t explicitly call a destructor. </text:p>
      <text:p text:style-name="P12"/>
      <text:p text:style-name="P12">If you create a static storage class object, its destructor is called automatically when the program terminates. If you create an automatic storage class object, as the examples have been doing, its destructor is called automatically when the program exits the block of code in which the object is defined. If the object is created by using new , it resides in heap memory, or the free store, and its destructor is called automatically when you use delete to free the memory. Finally, a program can create temporary objects to carry out certain</text:p>
      <text:p text:style-name="P12">operations; in that case, the program automatically calls the destructor for the object when it has finished using it.</text:p>
      <text:p text:style-name="P12"/>
      <text:p text:style-name="P12">Because a destructor is called automatically when a class object expires, there ought to be a destructor. If you don’t provide one, the compiler implicitly declares a default constructor and, if it detects code that leads to the destruction of an object, it provides a definition for the destructor.</text:p>
      <text:p text:style-name="P12"/>
      <text:p text:style-name="P15">The Header File</text:p>
      <text:p text:style-name="P12">It adds prototypes for the constructor and destructor functions to the original class declaration. The file</text:p>
      <text:p text:style-name="P12">also uses the #ifndef technique described in Chapter 9 to protect against multiple inclusion of this file.<text:span text:style-name="T13">(see pg 492)</text:span></text:p>
      <text:p text:style-name="P15"><text:soft-page-break/>The Implementation File</text:p>
      <text:p text:style-name="P12">It includes the stock1.h file in order to provide the class declaration. (Recall that enclosing the filename in double quotation marks instead of in brackets causes the compiler to search for it at the same location</text:p>
      <text:p text:style-name="P12">where your source files are located.) Also, Listing 10.5 includes the iostream header file to provide I/O support and the cstring header file to support strcpy() and strncpy() .</text:p>
      <text:p text:style-name="P12"/>
      <text:p text:style-name="P15">A Client File</text:p>
      <text:p text:style-name="P12">Because it simply uses the Stock class, this listing is a client of the Stock class.</text:p>
      <text:p text:style-name="P12"/>
      <text:p text:style-name="P12">The statement</text:p>
      <text:p text:style-name="P12"/>
      <text:p text:style-name="P12">stock2 = stock1; <text:s text:c="7"/>// object assignment</text:p>
      <text:p text:style-name="P12"/>
      <text:p text:style-name="P12">illustrates that you can assign one object to another of the same type. As with structure assignment, class object assignment, by default, copies the members of one object to the other. In this case, the original contents of stock2 are overwritten.</text:p>
      <text:p text:style-name="P12"/>
      <text:p text:style-name="P12">You can use the constructor for more than initializing a new object. For example, the program has this statement in main() :</text:p>
      <text:p text:style-name="P12"/>
      <text:p text:style-name="P12">stock1 = Stock(“Nifty Foods”, 10, 50.0);</text:p>
      <text:p text:style-name="P12"/>
      <text:p text:style-name="P12">The stock1 object already exists. Therefore, instead of initializing stock1 , this statement assigns new values to the object. It does so by having the constructor create a new, temporary object and then copying the contents of the new object to stock1 . Then the program disposes of the temporary object, invoking the destructor as it does so.</text:p>
      <text:p text:style-name="P12"/>
      <text:p text:style-name="P12">Some compilers might dispose of the temporary object later, delaying the destructor call. Finally, at the end, the program displays this:</text:p>
      <text:p text:style-name="P12"/>
      <text:p text:style-name="P12">Done</text:p>
      <text:p text:style-name="P12">Bye, NanoSmart!</text:p>
      <text:p text:style-name="P12">Bye, Nifty Foods!</text:p>
      <text:p text:style-name="P12"/>
      <text:p text:style-name="P12">When the main() function terminates, its local variables ( stock1 and stock2 ) pass from your plane of existence. Because such automatic variables go on the stack, the last object created is the first deleted, and the first created is the last deleted.</text:p>
      <text:p text:style-name="P12"/>
      <text:p text:style-name="P12"><text:span text:style-name="T14">1. </text:span>Stock stock2 = Stock (“Boffo Objects”, 2, 2.0);</text:p>
      <text:p text:style-name="P12"><text:span text:style-name="T14">2. </text:span>stock1 = Stock(“Nifty Foods”, 10, 50.0); <text:s text:c="13"/>// temporary object</text:p>
      <text:p text:style-name="P12"/>
      <text:p text:style-name="P12">The first of these statements invokes <text:span text:style-name="T2">initialization</text:span>; it creates an object with the indicated value, and it may or may not create a temporary object. The second statement <text:span text:style-name="T2">invokes assignment</text:span>. Using a constructor in an assignment statement in this fashion always causes the creation of a temporary object before assignment occurs.</text:p>
      <text:p text:style-name="P12"/>
      <text:p text:style-name="P15">Tip</text:p>
      <text:p text:style-name="P12">If you can set object values either through initialization or by assignment, choose initialization. It is</text:p>
      <text:p text:style-name="P12">usually more efficient.</text:p>
      <text:p text:style-name="P12"/>
      <text:p text:style-name="P15">const Member Functions</text:p>
      <text:p text:style-name="P12">Consider the following code snippet:</text:p>
      <text:p text:style-name="P12"/>
      <text:p text:style-name="P12">const Stock land = Stock(“Kludgehorn Properties”);</text:p>
      <text:p text:style-name="P12">land.show();</text:p>
      <text:p text:style-name="P12"/>
      <text:p text:style-name="P12"><text:soft-page-break/>With current C++, the compiler should object to the second line. Why? Because the code for show() fails to guarantee that it won’t modify the invoking object, which, because it is const , should not be altered. You’ve solved this kind of problem before by declaring a function’s argument to be a const reference or a pointer to const . But here you have a syntax problem: The show() method doesn’t have any arguments. Instead, the object it uses is provided implicitly by the method invocation. What you need is a new syntax, one that says a function promises not to modify the invoking object. The C++ solution is to place the const keyword after the function parentheses. That is, the show() declaration should look like this:</text:p>
      <text:p text:style-name="P12"/>
      <text:p text:style-name="P12">void show() <text:span text:style-name="T4">const</text:span>; <text:s text:c="4"/>// promises not to change invoking object</text:p>
      <text:p text:style-name="P12"/>
      <text:p text:style-name="P12">Similarly, the beginning of the function definition should look like this:</text:p>
      <text:p text:style-name="P12"/>
      <text:p text:style-name="P12">void stock::show() const <text:s text:c="2"/>// promises not to change invoking object</text:p>
      <text:p text:style-name="P12"/>
      <text:p text:style-name="P12">Class functions declared and defined this way are called <text:span text:style-name="T4">const member functions</text:span>.</text:p>
      <text:p text:style-name="P12"/>
      <text:p text:style-name="P12">If a constructor has just one argument, that constructor is invoked if you initialize an object to a value that has the same type as the constructor argument. For example, suppose you have this constructor prototype:</text:p>
      <text:p text:style-name="P12"/>
      <text:p text:style-name="P12">Bozo(int age);</text:p>
      <text:p text:style-name="P15"/>
      <text:p text:style-name="P12">Then you can use any of the following forms to initialize an object:</text:p>
      <text:p text:style-name="P12"/>
      <text:p text:style-name="P12">Bozo dribble = <text:span text:style-name="T15">B</text:span>ozo(44); <text:s text:c="3"/>// primary form</text:p>
      <text:p text:style-name="P12">Bozo roon(66);<text:tab/><text:tab/><text:tab/> // secondary form</text:p>
      <text:p text:style-name="P12">Bozo tubby = 32; <text:s text:c="7"/>// special form for one-argument constructors</text:p>
      <text:p text:style-name="P12"/>
      <text:p text:style-name="P15">Remember</text:p>
      <text:p text:style-name="P12">A constructor that you can use with a single argument allows you to use assignment syntax to initialize an object to a value:</text:p>
      <text:p text:style-name="P12"/>
      <text:p text:style-name="P12">Classname object = value;</text:p>
      <text:p text:style-name="P12"/>
      <text:p text:style-name="P15">Knowing Your Objects: The this Pointer</text:p>
      <text:p text:style-name="P12">You can do still more with the Stock class. So far each class member function has dealt with but a single object: the object that invokes it. Sometimes, however, a method might need to deal with two objects, and doing so may involve a curious C++ pointer called this . Let’s look at how the need for this can unfold.</text:p>
      <text:p text:style-name="P12"/>
      <text:p text:style-name="P12">First, how do you provide the member function with two objects to compare? Suppose, for example, that you decide to name the method topval() . Then, the function call stock1.topval() accesses the data of the stock1 object, whereas the message stock2.topval() accesses the data of the stock2 object. If you want the method to compare two objects, you have to pass the second object as an argument. For efficiency, you can pass the argument by reference. That is, you can have the topval() method use a type const Stock &amp; argument.</text:p>
      <text:p text:style-name="P12"/>
      <text:p text:style-name="P12">Second, how do you communicate the method’s answer back to the calling program? The most direct way is to have the method return a reference to the object that has the larger total value. Thus, the comparison method should have the following prototype:</text:p>
      <text:p text:style-name="P12"/>
      <text:p text:style-name="P12"><text:span text:style-name="T2">const</text:span> Stock &amp; topval(<text:span text:style-name="T2">const</text:span> Stock &amp; s) <text:span text:style-name="T2">const</text:span>;</text:p>
      <text:p text:style-name="P12"/>
      <text:p text:style-name="P12">This function accesses one object implicitly and one object explicitly, and it returns a reference to one of those two objects. The const in parentheses states that the function won’t modify the explicitly accessed object, and the const that follows the parentheses states that the function won’t modify the implicitly accessed object. Because the function returns a reference to one of the two const objects, the return type also has to be a const reference.</text:p>
      <text:p text:style-name="P12"/>
      <text:p text:style-name="P12"><text:soft-page-break/>Suppose, then, that you want to compare the Stock objects stock1 and stock2 and assign the one with the greater total value to the object top . You can use either of the following statements to do so:</text:p>
      <text:p text:style-name="P12"/>
      <text:p text:style-name="P12">top = stock1.topval(stock2);</text:p>
      <text:p text:style-name="P12">top = stock2.topval(stock1);</text:p>
      <text:p text:style-name="P12"/>
      <text:p text:style-name="P12">The first form accesses stock1 implicitly and stock2 explicitly, whereas the second accesses stock1 explicitly and stock2 implicitly. (See Figure 10.3.) Either way, the method compares the two objects and returns a reference to the one with the higher total value. <text:span text:style-name="T16">(see pg 501)</text:span></text:p>
      <text:p text:style-name="P12"/>
      <text:p text:style-name="P12">The <text:span text:style-name="T4">this pointer</text:span> points to the <text:span text:style-name="T4">object </text:span>used to invoke a member function.</text:p>
      <text:p text:style-name="P15"/>
      <text:p text:style-name="P12">(Basically, this is passed as a hidden argument to the method.) Thus, the function call stock1.topval(stock2) sets this to the address of the stock1 object and makes that pointer available to the topval() method.</text:p>
      <text:p text:style-name="P12">Similarly, the function call stock2.topval(stock1) sets this to the address of the stock2 object. <text:span text:style-name="T2">In general, all class methods have a this pointer set to the address of the object that invokes the method</text:span>. Indeed, total_val in topval() is just shorthand notation for this-&gt;total_val . <text:span text:style-name="T17">( see pg 502)</text:span></text:p>
      <text:p text:style-name="P12"/>
      <text:p text:style-name="P15">The this Pointer</text:p>
      <text:p text:style-name="P12">Each member function, including constructors and destructors, has a this pointer. The special property of the this pointer is that it points to the invoking object. If a method needs to refer to the invoking object as a whole, it can use the expression *this . Using the const qualifier after the function argument parentheses qualifies this as being const ; in that case, you can’t use this to change the object’s value. What you want to return, however, is not this because this is the address of the object. You want to return the object itself, and that is symbolized by *this .</text:p>
      <text:p text:style-name="P12"/>
      <text:p text:style-name="P12">Now you can complete the method definition by using *this as an alias for the invoking object:</text:p>
      <text:p text:style-name="P12"/>
      <text:p text:style-name="P12">const Stock &amp; Stock::topval(const Stock &amp; s) const</text:p>
      <text:p text:style-name="P12">{</text:p>
      <text:p text:style-name="P12"><text:tab/>if (s.total_val &gt; total_val)</text:p>
      <text:p text:style-name="P12"><text:tab/><text:tab/>return s; <text:s/>// argument object</text:p>
      <text:p text:style-name="P12"><text:tab/>else</text:p>
      <text:p text:style-name="P12"><text:tab/><text:tab/>return *this; <text:s text:c="4"/>// invoking object</text:p>
      <text:p text:style-name="P12">}</text:p>
      <text:p text:style-name="P12"/>
      <text:p text:style-name="P12">The fact that the return type is a reference means that the returned object is the invoking object itself rather than a copy passed by the return mechanism.</text:p>
      <text:p text:style-name="P12"/>
      <text:p text:style-name="P15">An Array of Objects</text:p>
      <text:p text:style-name="P12">you declare an array of objects the same way you declare an array of any of the standard types:</text:p>
      <text:p text:style-name="P12"/>
      <text:p text:style-name="P12">Stock mystuff[4]; // creates an array of 4 Stock objects</text:p>
      <text:p text:style-name="P12"/>
      <text:p text:style-name="P12">Recall that a program always calls the default class constructor when it creates class objects that aren’t explicitly initialized. This declaration requires either that the class explicitly define no constructors at all, in which case the implicit do-nothing default constructor is used, or, as in this case, that an explicit default constructor be defined. Each element— mystuff[0] , mystuff[1] , and so on—is a Stock object and thus can be used with the Stock methods:</text:p>
      <text:p text:style-name="P12"/>
      <text:p text:style-name="P12">mystuff[0].update(); <text:s text:c="14"/>// apply update() to 1st element</text:p>
      <text:p text:style-name="P12">mystuff[3].show(); <text:s text:c="14"/>// apply show() to 4th element</text:p>
      <text:p text:style-name="P12">Stock tops = mystuff[2].topval(mystuff[1]); <text:s text:c="6"/>// compare 3rd and 2nd elements</text:p>
      <text:p text:style-name="P12"/>
      <text:p text:style-name="P12">You can use a constructor to initialize the array elements. In that case, you have to call the constructor for each individual element:</text:p>
      <text:p text:style-name="P12"/>
      <text:p text:style-name="P12"><text:soft-page-break/>const int STKS = 4;</text:p>
      <text:p text:style-name="P12">Stock <text:span text:style-name="T4">stocks</text:span>[STKS] = {</text:p>
      <text:p text:style-name="P12"><text:tab/><text:tab/><text:tab/><text:tab/><text:span text:style-name="T2">Stock</text:span>(“NanoSmart”, 12.5, 20) ,</text:p>
      <text:p text:style-name="P12"><text:tab/><text:tab/><text:tab/><text:tab/><text:span text:style-name="T2">Stock</text:span>(“Boffo Objects”, 200, 2.0) ,</text:p>
      <text:p text:style-name="P12"><text:tab/><text:tab/><text:tab/><text:tab/><text:span text:style-name="T2">Stock</text:span>(“Monolithic Obelisks”, 130, 3.25) ,</text:p>
      <text:p text:style-name="P12"><text:tab/><text:tab/><text:tab/><text:tab/><text:span text:style-name="T2">Stock</text:span>(“Fleep Enterprises”, 60, 6.5)</text:p>
      <text:p text:style-name="P12"><text:tab/><text:tab/> <text:s text:c="10"/>};</text:p>
      <text:p text:style-name="P12"/>
      <text:p text:style-name="P12">If the class has more than one constructor, you can use different constructors for different elements:</text:p>
      <text:p text:style-name="P12"/>
      <text:p text:style-name="P12">const int STKS = 10;</text:p>
      <text:p text:style-name="P12">Stock stocks[STKS] = {</text:p>
      <text:p text:style-name="P12"><text:tab/><text:tab/><text:tab/><text:tab/>Stock(“NanoSmart”, 12.5, 20),</text:p>
      <text:p text:style-name="P12"><text:tab/><text:tab/><text:tab/><text:tab/>Stock(),</text:p>
      <text:p text:style-name="P12"><text:tab/><text:tab/><text:tab/><text:tab/>Stock(“Monolithic Obelisks”, 130, 3.25),</text:p>
      <text:p text:style-name="P12"><text:tab/><text:tab/> <text:s text:c="10"/>};</text:p>
      <text:p text:style-name="P12"/>
      <text:p text:style-name="P12">This initializes stocks[0] and stocks[2] using the Stock(const char * co, int n, <text:span text:style-name="T18">double pr) constructor and stocks[1] using the Stock() constructor. Because this declara</text:span>tion only partially initializes the array, the remaining seven members are initialized using the default constructor.</text:p>
      <text:p text:style-name="P12"/>
      <text:p text:style-name="P15">Caution</text:p>
      <text:p text:style-name="P12">If you want to create an array of class objects, the class must have a default constructor.</text:p>
      <text:p text:style-name="P12"/>
      <text:p text:style-name="P15">Class Scope</text:p>
      <text:p text:style-name="P12">C++ classes introduce a new kind of scope: class scope. Class scope applies to names defined in a class, such as the names of class data members and class member functions. Items that have class scope are known within the class but not out-side the class. This is true even for public function members. That is, to invoke a</text:p>
      <text:p text:style-name="P12">public member function, you have to use an object:</text:p>
      <text:p text:style-name="P12"/>
      <text:p text:style-name="P12">Stock sleeper(“Exclusive Ore”, 100, 0.25); <text:s text:c="8"/>// create object</text:p>
      <text:p text:style-name="P12">sleeper.show(); <text:s text:c="16"/>// use object to invoke a member function</text:p>
      <text:p text:style-name="P12">show(); <text:s text:c="26"/>// invalid -- can’t call method directly</text:p>
      <text:p text:style-name="P12"/>
      <text:p text:style-name="P12">A constructor name is recognized when it is called because its name is the same as the class name. Otherwise, you must use the direct membership operator ( . ), the indirect membership operator ( -&gt; ), or the scope-resolution operator ( :: ), depending on the context, when you use a class member name.</text:p>
      <text:p text:style-name="P12"/>
      <text:p text:style-name="P15">Class Scope Constants</text:p>
      <text:p text:style-name="P12"/>
      <text:p text:style-name="P12">class Stock</text:p>
      <text:p text:style-name="P12">{</text:p>
      <text:p text:style-name="P12"><text:tab/>private:</text:p>
      <text:p text:style-name="P13"><text:tab/><text:tab/>const int Len = 30; <text:s text:c="9"/>// declare a constant? FAILS</text:p>
      <text:p text:style-name="P12"><text:tab/><text:tab/>char company[Len];</text:p>
      <text:p text:style-name="P12"><text:tab/><text:tab/>…</text:p>
      <text:p text:style-name="P12"/>
      <text:p text:style-name="P12">But this won’t work because declaring a class describes what an object looks like but doesn’t create an object. Hence, until you create an object, there’s no place to store a value. There are, however, a couple ways to achieve essentially the same desired effect. First, you can declare an enumeration within a class. An enumeration given in a class declaration has class scope, so you can use enumerations to provide class scope symbolic names for integer constants. That is, you can start off the Stock declaration this way:</text:p>
      <text:p text:style-name="P12"/>
      <text:p text:style-name="P12">class Stock</text:p>
      <text:p text:style-name="P12">{</text:p>
      <text:p text:style-name="P12"><text:tab/>private:</text:p>
      <text:p text:style-name="P12"><text:tab/><text:tab/>enum {Len = 30}; // class-specific constant</text:p>
      <text:p text:style-name="P12"><text:soft-page-break/><text:tab/><text:tab/>char company[Len];</text:p>
      <text:p text:style-name="P12"><text:tab/><text:tab/>…</text:p>
      <text:p text:style-name="P12"/>
      <text:p text:style-name="P12">Note that declaring an enumeration in this fashion does not create a class data member. That is, each individual object does not carry an enumeration in it. Rather, Len is just a symbolic name that the compiler replaces with 30 when it encounters it in code in class scope. Because this uses the enumeration merely to create a symbolic constant, with no intent of creating variables of the enumeration type, you needn’t provide an enumeration tag. Incidentally, for many implementations, the ios_base class does something similar in its public section; that’s the source of identifiers such as ios_base::fixed . Here fixed is typically an enumerator defined in the ios_base class.</text:p>
      <text:p text:style-name="P12"/>
      <text:p text:style-name="P12">More recently, C++ has introduced a second way of defining a constant within a class—using</text:p>
      <text:p text:style-name="P12">the keyword static :</text:p>
      <text:p text:style-name="P12"/>
      <text:p text:style-name="P12">class Stock</text:p>
      <text:p text:style-name="P12">{</text:p>
      <text:p text:style-name="P12"><text:tab/>private:</text:p>
      <text:p text:style-name="P12"><text:tab/><text:tab/>static const int Len = 30; <text:s/>// declare a constant! WORKS</text:p>
      <text:p text:style-name="P12"><text:tab/><text:tab/>char company[Len];</text:p>
      <text:p text:style-name="P12"><text:tab/><text:tab/>…</text:p>
      <text:p text:style-name="P12"/>
      <text:p text:style-name="P12">This creates a single constant called Len that is stored with other static variables rather than in an object. Thus, there is only one Len constant shared by all Stock objects. You can use this technique only for declaring static constants with integral and enumeration values. You can’t store a double constant this way.</text:p>
      <text:p text:style-name="P12"/>
      <text:p text:style-name="P15">Abstract Data Types</text:p>
      <text:p text:style-name="P12">Often, however, programmers define classes to represent more general concepts. For example, using classes is a good way to implement what computer scientists describe as <text:span text:style-name="T4">abstract data types</text:span> (ADTs). As the name suggests, an ADT describes a data type in a general fashion, without bringing in language or implementation details. Consider, for example, the stack. By using the stack, you can store data so that data is always added to or deleted from the top of the stack. For example, C++ programs use a stack to manage automatic variables. As new automatic variables are generated, they are added to the top of the stack. When they expire, they are removed from the stack.</text:p>
      <text:p text:style-name="P12"/>
      <text:p text:style-name="P12">Let’s look at the properties of a stack in a general, abstract way. First, a stack holds several items. (That property makes it a container, an even more general abstraction.) Next, a stack is characterized by the operations you can perform on it:</text:p>
      <text:p text:style-name="P12"/>
      <text:p text:style-name="P12">• You can <text:span text:style-name="T2">create </text:span>an empty stack.</text:p>
      <text:p text:style-name="P12">• You can <text:span text:style-name="T2">add</text:span> an item to the top of a stack (that is, you can <text:span text:style-name="T4">push</text:span> an item).</text:p>
      <text:p text:style-name="P12">• You can <text:span text:style-name="T2">remove </text:span>an item from the top (that is, you can <text:span text:style-name="T4">pop</text:span> an item).</text:p>
      <text:p text:style-name="P12">• You can <text:span text:style-name="T2">check</text:span> whether the stack is <text:span text:style-name="T2">full</text:span>.</text:p>
      <text:p text:style-name="P12">• You can<text:span text:style-name="T2"> check</text:span> whether the stack is <text:span text:style-name="T2">empty</text:span>.</text:p>
      <text:p text:style-name="P12"/>
      <text:p text:style-name="P12">You can match this description with a class declaration in which the public member functions provide an interface that represents the stack operations. The private data members take care of storing the stack data. The class concept is a nice match to the ADT approach. <text:span text:style-name="T2">The private section has to commit itself to how to hold the data</text:span>. For example, you can use an ordinary array, a dynamically allocated array, or some more advanced data structure, such as a linked list. However, the public interface should hide the exact representation. Instead, it should be expressed in general terms, such as creating a stack, pushing an item, and so on.</text:p>
      <text:p text:style-name="P12"/>
      <text:p text:style-name="P12">In the example in Listing 10.10, the private section shows that the stack is implemented by using an array, but the public section doesn’t reveal that fact. The default constructor guarantees that all stacks are created empty. The code for pop() and push() guarantees that the top of the stack is managed properly. Guarantees like this are one of the things that make OOP reliable.</text:p>
      <text:p text:style-name="P12"/>
      <text:p text:style-name="P15"><text:soft-page-break/>Real-World Note: Minimizing Class Size with Selective Data Typing</text:p>
      <text:p text:style-name="P12">When designing classes, you need to give careful thought to the data types you use for class members. Imprudent use of nonstandard or platform-dependent data types inflates the size of your classes, thereby increasing the memory footprint, or working set, of your programs. This is both inefficient and considered bad form. A classic example that demonstrates this point involves using a nonstandard BOOL typedef instead</text:p>
      <text:p text:style-name="P12">of the standard bool data type. Consider these simple classes:</text:p>
      <text:p text:style-name="P12"/>
      <text:p text:style-name="P12">typedef <text:s/>int <text:s/>BOOL;</text:p>
      <text:p text:style-name="P12">class BadClassDesign</text:p>
      <text:p text:style-name="P12">{</text:p>
      <text:p text:style-name="P12"><text:tab/>BOOL m_b1;</text:p>
      <text:p text:style-name="P12"><text:tab/>BOOL m_b2;</text:p>
      <text:p text:style-name="P12"><text:tab/>BOOL m_b3;</text:p>
      <text:p text:style-name="P12"><text:tab/>BOOL m_b4;</text:p>
      <text:p text:style-name="P12"><text:tab/>BOOL m_b5;</text:p>
      <text:p text:style-name="P12"><text:tab/>BOOL m_b6;</text:p>
      <text:p text:style-name="P12">};</text:p>
      <text:p text:style-name="P12"/>
      <text:p text:style-name="P12">class GoodClassDesign</text:p>
      <text:p text:style-name="P12">{</text:p>
      <text:p text:style-name="P12"><text:tab/>bool m_b1;</text:p>
      <text:p text:style-name="P12"><text:tab/>bool m_b2;</text:p>
      <text:p text:style-name="P12"><text:tab/>bool m_b3;</text:p>
      <text:p text:style-name="P12"><text:tab/>bool m_b4;</text:p>
      <text:p text:style-name="P12"><text:tab/>bool m_b5;</text:p>
      <text:p text:style-name="P12"><text:tab/>bool m_b6;</text:p>
      <text:p text:style-name="P12">};</text:p>
      <text:p text:style-name="P12"/>
      <text:p text:style-name="P12">Unlike bool, which usually occupies only 1 byte on most platforms, each BOOL typically occupies 4 bytes. If the intent for the class members is to manage a true Boolean value of true or false, only 1 byte is actually required. For the typical Intel platform machine, the class BadClassDesign occupies 24 bytes, and the class ClassGoodDesign uses only 6 bytes. That’s a 400% savings! You should always strive to use appropriate data types that minimize the amount of memory your program requ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9:19:37.428671827</meta:creation-date>
    <meta:editing-duration>PT13H35M30S</meta:editing-duration>
    <meta:editing-cycles>19</meta:editing-cycles>
    <meta:generator>LibreOffice/6.0.7.3$Linux_X86_64 LibreOffice_project/00m0$Build-3</meta:generator>
    <dc:date>2019-04-05T00:23:24.716350641</dc:date>
    <meta:document-statistic meta:table-count="0" meta:image-count="0" meta:object-count="0" meta:page-count="13" meta:paragraph-count="333" meta:word-count="6243" meta:character-count="37404" meta:non-whitespace-character-count="31157"/>
  </office:meta>
</office:document-meta>
</file>